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2b2b2" draw:textarea-horizontal-align="justify" draw:textarea-vertical-align="middle" draw:auto-grow-height="fals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028cm" svg:stroke-color="#3a5f8b" draw:marker-start-width="0.136cm" draw:marker-end-width="0.136cm" draw:fill="solid" draw:fill-color="#b2b2b2" draw:textarea-vertical-align="middle" draw:auto-grow-height="false" draw:fit-to-size="false" fo:padding-top="0.104cm" fo:padding-bottom="0.104cm" fo:padding-left="0.229cm" fo:padding-right="0.229cm" fo:wrap-option="wrap"/>
    </style:style>
    <style:style style:name="gr5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.509cm" fo:min-width="1.147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.55cm" fo:min-width="1.715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.467cm" fo:min-width="1.592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509cm" fo:min-width="1.913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8cm" svg:stroke-color="#000000" draw:marker-start-width="0.136cm" draw:marker-end-width="0.136cm" draw:fill="none" draw:textarea-vertical-align="middle" draw:auto-grow-height="false" draw:fit-to-size="false" fo:padding-top="0.104cm" fo:padding-bottom="0.104cm" fo:padding-left="0.229cm" fo:padding-right="0.229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352cm" fo:min-width="3.719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.848cm" fo:min-width="3.505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8cm" svg:stroke-color="#3a5f8b" draw:marker-start-width="0.136cm" draw:marker-end-width="0.136cm" draw:fill="none" draw:textarea-vertical-align="middle" draw:auto-grow-height="false" draw:fit-to-size="false" fo:padding-top="0.104cm" fo:padding-bottom="0.104cm" fo:padding-left="0.229cm" fo:padding-right="0.229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271cm" fo:min-width="3.42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65cm" fo:min-width="1.901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1f497d" draw:fill="none" draw:textarea-vertical-align="top" draw:auto-grow-height="true" draw:fit-to-size="false" fo:min-height="0.764cm" fo:min-width="1.752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.594cm" fo:min-width="0.779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cm" svg:stroke-color="#1f497d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fo:min-height="0.932cm" fo:min-width="2.74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0.932cm" fo:min-width="0.98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1.862cm" fo:min-width="3.60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.467cm" fo:min-width="2.413cm" fo:padding-top="0.125cm" fo:padding-bottom="0.125cm" fo:padding-left="0.25cm" fo:padding-right="0.25cm" fo:wrap-option="no-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2.13cm" fo:min-width="2.654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fo:min-height="0.467cm" fo:min-width="2.544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053cm" svg:stroke-color="#3333ff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6666ff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035cm" svg:stroke-color="#3333ff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33" style:family="graphic">
      <style:graphic-properties style:protect="size"/>
    </style:style>
    <style:style style:name="pr1" style:family="presentation" style:parent-style-name="Blank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9pt" style:font-size-asian="9pt" style:font-size-complex="9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9pt" style:font-size-asian="9pt" style:font-size-complex="9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1pt" style:font-size-asian="11pt" style:font-size-complex="11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1pt" style:font-size-asian="11pt" style:font-size-complex="11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4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3pt" style:font-size-asian="13pt" style:font-size-complex="1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3pt" style:font-size-asian="13pt" style:font-size-complex="13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0pt" style:font-size-asian="10pt" style:font-size-complex="10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0pt" style:font-size-asian="10pt" style:font-size-complex="10pt" fo:hyphenate="false"/>
    </style:style>
    <style:style style:name="P16" style:family="paragraph">
      <style:paragraph-properties fo:text-align="center"/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text-properties fo:font-size="20pt"/>
    </style:style>
    <style:style style:name="T1" style:family="text">
      <style:text-properties fo:color="#000000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style-name="gr1" draw:text-style-name="P1" draw:layer="layout" svg:width="3.048cm" svg:height="1.778cm" svg:x="8.12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11cm" svg:height="1.843cm" svg:x="17.10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048cm" svg:height="1.27cm" svg:x="20.831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794cm" svg:x="14.73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11cm" svg:height="1.779cm" svg:x="17.101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56cm" svg:height="2.286cm" svg:x="11.68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" draw:style-name="gr4" draw:text-style-name="P2" draw:layer="layout" svg:width="2.17cm" svg:height="1.297cm" svg:x="3.911cm" svg:y="8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9" draw:style-name="gr5" draw:text-style-name="P3" draw:layer="layout" svg:width="2.143cm" svg:height="0.001cm" svg:x="6.082cm" svg:y="9.5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5" draw:text-style-name="P3" draw:layer="layout" svg:width="1.566cm" svg:height="1.168cm" svg:x="10.372cm" svg:y="7.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28" draw:style-name="gr5" draw:text-style-name="P3" draw:layer="layout" svg:width="1.778cm" svg:height="1.778cm" svg:x="9.906cm" svg:y="10.4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31" draw:style-name="gr5" draw:text-style-name="P3" draw:layer="layout" svg:width="2.115cm" svg:height="1.777cm" svg:x="15.24cm" svg:y="7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35" draw:style-name="gr5" draw:text-style-name="P3" draw:layer="layout" svg:width="2.369cm" svg:height="1.609cm" svg:x="14.986cm" svg:y="10.2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39" draw:style-name="gr5" draw:text-style-name="P3" draw:layer="layout" svg:width="3.048cm" svg:height="4.318cm" svg:x="14.986cm" svg:y="7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42" draw:style-name="gr5" draw:text-style-name="P3" draw:layer="layout" svg:width="2.115cm" svg:height="0.253cm" svg:x="14.986cm" svg:y="12.4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43" draw:style-name="gr6" draw:text-style-name="P5" draw:layer="layout" svg:width="1.879cm" svg:height="0.758cm" svg:x="4.056cm" svg:y="9.128cm">
          <text:p text:style-name="P4"><text:span text:style-name="T1">NGIN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5" draw:style-name="gr7" draw:text-style-name="P5" draw:layer="layout" svg:width="2.552cm" svg:height="0.799cm" svg:x="8.141cm" svg:y="9.128cm">
          <text:p text:style-name="P4"><text:span text:style-name="T2">Gunico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7" draw:style-name="gr8" draw:text-style-name="P5" draw:layer="layout" svg:width="2.366cm" svg:height="0.716cm" svg:x="17.277cm" svg:y="9.107cm">
          <text:p text:style-name="P4"><text:span text:style-name="T3">Mongo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8" draw:style-name="gr9" draw:text-style-name="P5" draw:layer="layout" svg:width="2.789cm" svg:height="0.758cm" svg:x="17.101cm" svg:y="12.704cm">
          <text:p text:style-name="P4"><text:span text:style-name="T1">Mem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1051" draw:style-name="gr10" draw:text-style-name="P2" draw:layer="layout" svg:width="4.33cm" svg:height="1.759cm" svg:x="5.83cm" svg:y="6.096cm">
          <text:p/>
          <draw:enhanced-geometry draw:mirror-horizontal="false" draw:mirror-vertical="false" svg:viewBox="0 0 0 0" draw:text-areas="?f38 ?f38 ?f39 ?f40" draw:type="ooxml-wedgeRoundRectCallout" draw:modifiers="38189 9293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052" draw:style-name="gr11" draw:text-style-name="P5" draw:layer="layout" svg:width="4.601cm" svg:height="1.6cm" svg:x="5.651cm" svg:y="6.154cm">
          <text:p text:style-name="P4"><text:span text:style-name="T4">Load Balancer</text:span></text:p>
          <text:p text:style-name="P4"><text:span text:style-name="T4">Sends HTTP request to </text:span></text:p>
          <text:p text:style-name="P4"><text:span text:style-name="T4">Flask </text:span><text:span text:style-name="T5"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1054" draw:style-name="gr10" draw:text-style-name="P2" draw:layer="layout" svg:width="4.318cm" svg:height="1.183cm" svg:x="19.05cm" svg:y="6.858cm">
          <text:p/>
          <draw:enhanced-geometry draw:mirror-horizontal="false" draw:mirror-vertical="false" svg:viewBox="0 0 0 0" draw:text-areas="?f38 ?f38 ?f39 ?f40" draw:type="ooxml-wedgeRoundRectCallout" draw:modifiers="-53692 10678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31" draw:style-name="gr12" draw:text-style-name="P7" draw:layer="layout" svg:width="4.402cm" svg:height="1.097cm" svg:x="19.012cm" svg:y="7.031cm">
          <text:p text:style-name="P6"><text:span text:style-name="T5">Stores JSON Documents </text:span></text:p>
          <text:p text:style-name="P6"><text:span text:style-name="T5">and spectrum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32" draw:style-name="gr13" draw:text-style-name="P2" draw:layer="layout" svg:width="4.049cm" svg:height="1.586cm" svg:x="0.508cm" svg:y="11.671cm">
          <text:p/>
          <draw:enhanced-geometry draw:mirror-horizontal="false" draw:mirror-vertical="false" svg:viewBox="0 0 0 0" draw:text-areas="?f38 ?f38 ?f39 ?f40" draw:type="ooxml-wedgeRoundRectCallout" draw:modifiers="43748 -15258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33" draw:style-name="gr14" draw:text-style-name="P5" draw:layer="layout" svg:width="4.754cm" svg:height="1.52cm" svg:x="0.474cm" svg:y="11.554cm">
          <text:p text:style-name="P4"><text:span text:style-name="T4">Fields Browser and</text:span></text:p>
          <text:p text:style-name="P4"><text:span text:style-name="T4">Sensor generated HTTP </text:span></text:p>
          <text:p text:style-name="P4"><text:span text:style-name="T4">request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5" draw:text-style-name="P9" draw:layer="layout" svg:width="2.51cm" svg:height="1.899cm" svg:x="14.944cm" svg:y="14.305cm">
          <text:p text:style-name="P8"><text:span text:style-name="T3">Data</text:span></text:p>
          <text:p text:style-name="P8"><text:span text:style-name="T3">Streaming</text:span></text:p>
          <text:p text:style-name="P8"><text:span text:style-name="T3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5" draw:text-style-name="P3" draw:layer="layout" svg:width="0.762cm" svg:height="0.65cm" svg:x="17.018cm" svg:y="13.7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6" draw:style-name="gr5" draw:text-style-name="P3" draw:layer="layout" svg:width="1.615cm" svg:height="3.158cm" svg:x="16.002cm" svg:y="10.5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5" draw:style-name="gr16" draw:text-style-name="P11" draw:layer="layout" svg:width="2.253cm" svg:height="1.013cm" svg:x="8.389cm" svg:y="16.121cm">
          <text:p text:style-name="P10"><text:span text:style-name="T6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17" draw:text-style-name="P3" draw:layer="layout" svg:width="3.783cm" svg:height="6.026cm" svg:x="5.725cm" svg:y="10.09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5" draw:style-name="gr17" draw:text-style-name="P3" draw:layer="layout" svg:width="4.216cm" svg:height="1.41cm" svg:x="10.654cm" svg:y="15.2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" draw:style-name="gr18" draw:text-style-name="P5" draw:layer="layout" svg:width="1.557cm" svg:height="0.843cm" svg:x="11.718cm" svg:y="15.779cm">
          <text:p text:style-name="P4"><text:span text:style-name="T6">SS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9" draw:text-style-name="P13" draw:layer="layout" svg:width="2.648cm" svg:height="1.014cm" svg:x="3.672cm" svg:y="15.929cm">
          <text:p text:style-name="P12"><text:span text:style-name="T2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4" draw:style-name="gr5" draw:text-style-name="P3" draw:layer="layout" svg:width="0.001cm" svg:height="5.766cm" svg:x="4.99cm" svg:y="10.1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45" draw:style-name="gr20" draw:text-style-name="P5" draw:layer="layout" svg:width="3.75cm" svg:height="1.181cm" svg:x="3.227cm" svg:y="13.769cm">
          <text:p text:style-name="P4"><text:span text:style-name="T3">HTTPs/POST/GET</text:span></text:p>
          <text:p text:style-name="P4"><text:span text:style-name="T3">Web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1" draw:text-style-name="P5" draw:layer="layout" svg:width="1.684cm" svg:height="1.181cm" svg:x="7.08cm" svg:y="12.365cm">
          <text:p text:style-name="P4"><text:span text:style-name="T3">HTTPs</text:span></text:p>
          <text:p text:style-name="P4"><text:span text:style-name="T3">P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5" draw:style-name="gr10" draw:text-style-name="P2" draw:layer="layout" svg:width="4.489cm" svg:height="2.071cm" svg:x="18.796cm" svg:y="15.963cm">
          <text:p/>
          <draw:enhanced-geometry draw:mirror-horizontal="false" draw:mirror-vertical="false" svg:viewBox="0 0 0 0" draw:text-areas="0 0 ?f37 ?f36" draw:type="ooxml-wedgeRectCallout" draw:modifiers="-79064 -9012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6" draw:style-name="gr22" draw:text-style-name="P7" draw:layer="layout" svg:width="4.103cm" svg:height="2.111cm" svg:x="19.091cm" svg:y="16.431cm">
          <text:p text:style-name="P6"><text:span text:style-name="T5">Handles stream</text:span></text:p>
          <text:p text:style-name="P6"><text:span text:style-name="T5"><text:s/></text:span><text:span text:style-name="T5">of power vectors from</text:span></text:p>
          <text:p text:style-name="P6"><text:span text:style-name="T5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1" draw:layer="layout" svg:width="3.302cm" svg:height="1.524cm" svg:x="11.68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9" draw:style-name="gr23" draw:text-style-name="P15" draw:layer="layout" svg:width="3.145cm" svg:height="0.717cm" svg:x="11.784cm" svg:y="11.811cm">
          <text:p text:style-name="P14"><text:span text:style-name="T4">Admin Serv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4" draw:text-style-name="P15" draw:layer="layout" svg:width="3.155cm" svg:height="2.38cm" svg:x="12.265cm" svg:y="6.002cm">
          <text:p text:style-name="P14"><text:span text:style-name="T4">Data </text:span></text:p>
          <text:p text:style-name="P14"><text:span text:style-name="T4">Visualization </text:span></text:p>
          <text:p text:style-name="P14"><text:span text:style-name="T4">Serv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25" draw:text-style-name="P7" draw:layer="layout" svg:width="3.045cm" svg:height="1.011cm" svg:x="21.339cm" svg:y="12.446cm">
          <text:p text:style-name="P6"><text:span text:style-name="T5">Web Monitor</text:span></text:p>
          <text:p text:style-name="P6"><text:span text:style-name="T5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16" draw:layer="layout" svg:width="3.302cm" svg:height="1.623cm" svg:x="11.938cm" svg:y="8.636cm">
          <text:p text:style-name="P16"><text:span text:style-name="T7">Sensor Data Upload</text:span></text:p>
          <text:p text:style-name="P16"><text:span text:style-name="T7">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1.176cm" svg:y1="9.652cm" svg:x2="11.938cm" svg:y2="9.652cm">
          <text:p/>
        </draw:line>
        <draw:line draw:style-name="gr28" draw:text-style-name="P1" draw:layer="layout" svg:x1="15.24cm" svg:y1="9.652cm" svg:x2="17.101cm" svg:y2="9.652cm">
          <text:p/>
        </draw:line>
        <draw:custom-shape draw:style-name="gr29" draw:text-style-name="P17" draw:layer="layout" svg:width="3.81cm" svg:height="0.762cm" svg:x="19.05cm" svg:y="14.224cm">
          <text:p text:style-name="P1"><text:span text:style-name="T8">Shared State Holder</text:span></text:p>
          <draw:enhanced-geometry svg:viewBox="0 0 21600 21600" draw:glue-points="10800 0 0 10800 10800 21600 21600 10800 ?f40 ?f41" draw:text-areas="0 0 21600 21600" draw:type="rectangular-callout" draw:modifiers="147.36289687746 -13277.0642201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18" draw:layer="layout" svg:width="10.531cm" svg:height="1.83cm" svg:x="6.699cm" svg:y="0.93cm">
          <draw:text-box>
            <text:p text:style-name="P18"><text:span text:style-name="T9">MSOD Services</text:span></text:p>
          </draw:text-box>
        </draw:frame>
        <draw:custom-shape draw:style-name="gr31" draw:text-style-name="P19" draw:layer="layout" svg:width="3.81cm" svg:height="1.016cm" svg:x="20.828cm" svg:y="9.144cm">
          <text:p text:style-name="P1"><text:span text:style-name="T10">Db Monitor </text:span></text:p>
          <text:p text:style-name="P1"><text:span text:style-name="T10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0.828cm" svg:y1="9.652cm" svg:x2="19.812cm" svg:y2="9.652cm">
          <text:p/>
        </draw:line>
        <draw:line draw:style-name="gr32" draw:text-style-name="P1" draw:layer="layout" svg:x1="20.831cm" svg:y1="12.954cm" svg:x2="19.812cm" svg:y2="12.954cm">
          <text:p/>
        </draw:line>
        <presentation:notes draw:style-name="dp2">
          <draw:page-thumbnail draw:style-name="gr33" draw:layer="layout" svg:width="13.968cm" svg:height="10.476cm" svg:x="3.81cm" svg:y="2.123cm" draw:page-number="1" presentation:class="page"/>
          <draw:frame presentation:style-name="pr1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8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3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5-08-18">8/18/15</text:date></text:span></text:p>
        </draw:text-box>
      </draw:frame>
      <draw:frame draw:name="Footer Placeholder 2" presentation:style-name="Mpr3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3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18T10:56:54.499445136</dc:date>
    <meta:generator>LibreOffice/4.2.8.2$Linux_X86_64 LibreOffice_project/420m0$Build-2</meta:generator>
    <meta:editing-duration>PT39M47S</meta:editing-duration>
    <meta:editing-cycles>8</meta:editing-cycles>
    <meta:document-statistic meta:object-count="80"/>
  </office:meta>
</office:document-meta>
</file>